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</table:table-row>
        <table:table-row table:style-name="ro2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26/09/2014</text:date>, <text:time>18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09-26T18:18:32.97</dc:date>
    <dc:creator>Max Boss</dc:creator>
    <meta:editing-duration>PT8M11S</meta:editing-duration>
    <meta:editing-cycles>1</meta:editing-cycles>
    <meta:generator>OpenOffice.org/3.3$Win32 OpenOffice.org_project/330m20$Build-9567</meta:generator>
    <meta:document-statistic meta:table-count="3" meta:cell-count="205" meta:object-count="0"/>
  </office:meta>
</office:document-meta>
</file>